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29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5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2.965cm" svg:height="1.889cm" svg:x="10.49cm" svg:y="7.173cm">
          <draw:text-box>
            <text:p text:style-name="P13"><text:span text:style-name="T10">X Proxy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8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9" draw:layer="layout" svg:width="0.637cm" svg:height="0.937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4" draw:text-style-name="P8" draw:layer="layout" svg:width="2.318cm" svg:height="0.78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2" draw:text-style-name="P17" draw:layer="layout" svg:width="6.032cm" svg:height="0.952cm" svg:x="5.668cm" svg:y="4.651cm">
          <draw:text-box>
            <text:p text:style-name="P2"><text:span text:style-name="T14">(optional compression)</text:span></text:p>
          </draw:text-box>
        </draw:frame>
        <draw:frame draw:style-name="gr32" draw:text-style-name="P19" draw:layer="layout" svg:width="4.762cm" svg:height="0.952cm" svg:x="6.32cm" svg:y="4.133cm">
          <draw:text-box>
            <text:p text:style-name="P2"><text:span text:style-name="T14">VGL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4T01:01:44</dc:date>
    <meta:editing-cycles>24</meta:editing-cycles>
    <meta:editing-duration>PT06H07M41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